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  <text:p>Ma</text:p>
          </table:table-cell>
          <table:table-cell office:value-type="string" calcext:value-type="string">
            <text:p>Ola nie m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212" calcext:value-type="float">
            <text:p>12121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Frątczak</meta:initial-creator>
    <meta:creation-date>2021-05-10T21:59:14.287668631</meta:creation-date>
    <dc:date>2021-05-10T22:00:50.562055060</dc:date>
    <dc:creator>Rafał Frątczak</dc:creator>
    <meta:editing-duration>PT1M37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